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58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8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 =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i 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 =</text:p>
          </table:table-cell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 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 =</text:p>
          </table:table-cell>
          <table:table-cell table:formula="of:=[.E5]*[.E2]" office:value-type="float" office:value="105" calcext:value-type="float">
            <text:p>105</text:p>
          </table:table-cell>
          <table:table-cell office:value-type="string" calcext:value-type="string">
            <text:p>E =</text:p>
          </table:table-cell>
          <table:table-cell table:formula="of:=([.C2]-([.C3]+[.C4]))/[.E2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S =</text:p>
          </table:table-cell>
          <table:table-cell table:formula="of:=SUM([.C3:.C5])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formula="of:=[.C2]+([.C3]+[.C4])" office:value-type="float" office:value="1095" calcext:value-type="float">
            <text:p>109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float" office:value="6.6" calcext:value-type="float">
            <text:p>6,6</text:p>
          </table:table-cell>
        </table:table-row>
        <table:table-row table:style-name="ro1">
          <table:table-cell table:number-columns-repeated="2"/>
          <table:table-cell table:formula="of:=SUM(450;[.E11]*[.E2];0)" office:value-type="float" office:value="456.6" calcext:value-type="float">
            <text:p>456,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Input=</text:p>
          </table:table-cell>
          <table:table-cell office:value-type="float" office:value="4.4" calcext:value-type="float">
            <text:p>4,4</text:p>
          </table:table-cell>
          <table:table-cell office:value-type="float" office:value="-1" calcext:value-type="float">
            <text:p>-1</text:p>
          </table:table-cell>
          <table:table-cell table:formula="of:=[.C14]*[.D14]" office:value-type="float" office:value="-4.4" calcext:value-type="float">
            <text:p>-4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2:34:16.295866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0:39:32.681524000</meta:creation-date>
    <dc:date>2016-02-01T13:06:45.794047000</dc:date>
    <meta:editing-duration>PT1H37M5S</meta:editing-duration>
    <meta:editing-cycles>4</meta:editing-cycles>
    <meta:generator>LibreOffice/5.0.2.2$MacOSX_X86_64 LibreOffice_project/37b43f919e4de5eeaca9b9755ed688758a8251fe</meta:generator>
    <meta:document-statistic meta:table-count="1" meta:cell-count="21" meta:object-count="0"/>
  </office:meta>
</office:document-meta>
</file>